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viking_malt_datashee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Moisture [%]</text:p>
          </table:table-cell>
          <table:table-cell table:style-name="ce1" office:value-type="string" calcext:value-type="string">
            <text:p>Extract [% dm]</text:p>
          </table:table-cell>
          <table:table-cell table:style-name="ce1" office:value-type="string" calcext:value-type="string">
            <text:p>Color [EBC]</text:p>
          </table:table-cell>
          <table:table-cell table:style-name="ce1" office:value-type="string" calcext:value-type="string">
            <text:p>Color [SRM]</text:p>
          </table:table-cell>
          <table:table-cell table:style-name="ce1" office:value-type="string" calcext:value-type="string">
            <text:p>Protein [%]</text:p>
          </table:table-cell>
          <table:table-cell table:style-name="ce1" office:value-type="string" calcext:value-type="string">
            <text:p>Diastatic power [WK dm]</text:p>
          </table:table-cell>
          <table:table-cell table:style-name="ce1" office:value-type="string" calcext:value-type="string">
            <text:p>Diastatic power [Lintner]</text:p>
          </table:table-cell>
          <table:table-cell table:style-name="ce1" office:value-type="string" calcext:value-type="string">
            <text:p>Max dosage rate [%]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ilsner Zer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table:formula="of:=[.D2]*12.7/25" office:value-type="float" office:value="1.905" calcext:value-type="float">
            <text:p>1.90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([.G2]+16)/3.5" office:value-type="float" office:value="76" calcext:value-type="float">
            <text:p>76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a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D3]*12.7/25" office:value-type="float" office:value="2.54" calcext:value-type="float">
            <text:p>2.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([.G3]+16)/3.5" office:value-type="float" office:value="76" calcext:value-type="float">
            <text:p>76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e A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.5" calcext:value-type="float">
            <text:p>5.5</text:p>
          </table:table-cell>
          <table:table-cell table:style-name="ce3" table:formula="of:=[.D4]*12.7/25" office:value-type="float" office:value="2.794" calcext:value-type="float">
            <text:p>2.794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lsn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table:formula="of:=[.D5]*12.7/25" office:value-type="float" office:value="1.905" calcext:value-type="float">
            <text:p>1.90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([.G5]+16)/3.5" office:value-type="float" office:value="76" calcext:value-type="float">
            <text:p>76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n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.5" calcext:value-type="float">
            <text:p>8.5</text:p>
          </table:table-cell>
          <table:table-cell table:style-name="ce3" table:formula="of:=[.D6]*12.7/25" office:value-type="float" office:value="4.318" calcext:value-type="float">
            <text:p>4.318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xtrin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D7]*12.7/25" office:value-type="float" office:value="6.604" calcext:value-type="float">
            <text:p>6.6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([.G7]+16)/3.5" office:value-type="float" office:value="47.4285714285714" calcext:value-type="float">
            <text:p>47.428571428571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t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D8]*12.7/25" office:value-type="float" office:value="2.54" calcext:value-type="float">
            <text:p>2.54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 table:formula="of:=([.G8]+16)/3.5" office:value-type="float" office:value="61.7142857142857" calcext:value-type="float">
            <text:p>61.7142857142857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e Cooki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D9]*12.7/25" office:value-type="float" office:value="12.7" calcext:value-type="float">
            <text:p>12.7</text:p>
          </table:table-cell>
          <table:table-cell table:style-name="ce3" table:number-columns-repeated="3"/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Aromati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[.D10]*12.7/25" office:value-type="float" office:value="91.44" calcext:value-type="float">
            <text:p>91.44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Swee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2.5" calcext:value-type="float">
            <text:p>62.5</text:p>
          </table:table-cell>
          <table:table-cell table:style-name="ce3" table:formula="of:=[.D11]*12.7/25" office:value-type="float" office:value="31.75" calcext:value-type="float">
            <text:p>31.75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en A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formula="of:=[.D12]*12.7/25" office:value-type="float" office:value="5.842" calcext:value-type="float">
            <text:p>5.842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y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D13]*12.7/25" office:value-type="float" office:value="3.556" calcext:value-type="float">
            <text:p>3.556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sted Barle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0" calcext:value-type="float">
            <text:p>900</text:p>
          </table:table-cell>
          <table:table-cell table:style-name="ce3" table:formula="of:=[.D14]*12.7/25" office:value-type="float" office:value="457.2" calcext:value-type="float">
            <text:p>457.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hocolate Ligh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formula="of:=[.D15]*12.7/25" office:value-type="float" office:value="203.2" calcext:value-type="float">
            <text:p>203.2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Whea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16]*12.7/25" office:value-type="float" office:value="50.8" calcext:value-type="float">
            <text:p>50.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earled Blac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D17]*12.7/25" office:value-type="float" office:value="508" calcext:value-type="float">
            <text:p>508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A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D18]*12.7/25" office:value-type="float" office:value="17.78" calcext:value-type="float">
            <text:p>17.78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number-columns-repeated="2"/>
          <table:table-cell table:style-name="ce3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D19]*12.7/25" office:value-type="float" office:value="15.24" calcext:value-type="float">
            <text:p>15.2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20]*12.7/25" office:value-type="float" office:value="25.4" calcext:value-type="float">
            <text:p>25.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D21]*12.7/25" office:value-type="float" office:value="50.8" calcext:value-type="float">
            <text:p>50.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1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D22]*12.7/25" office:value-type="float" office:value="76.2" calcext:value-type="float">
            <text:p>76.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[.D23]*12.7/25" office:value-type="float" office:value="101.6" calcext:value-type="float">
            <text:p>101.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3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D24]*12.7/25" office:value-type="float" office:value="152.4" calcext:value-type="float">
            <text:p>152.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formula="of:=[.D25]*12.7/25" office:value-type="float" office:value="203.2" calcext:value-type="float">
            <text:p>203.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aramel 6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formula="of:=[.D26]*12.7/25" office:value-type="float" office:value="304.8" calcext:value-type="float">
            <text:p>304.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ooki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27]*12.7/25" office:value-type="float" office:value="25.4" calcext:value-type="float">
            <text:p>25.4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Pale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D28]*12.7/25" office:value-type="float" office:value="4.064" calcext:value-type="float">
            <text:p>4.064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[.D29]*12.7/25" office:value-type="float" office:value="711.2" calcext:value-type="float">
            <text:p>711.2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 A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D30]*12.7/25" office:value-type="float" office:value="35.56" calcext:value-type="float">
            <text:p>35.56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h Ligh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D31]*12.7/25" office:value-type="float" office:value="8.128" calcext:value-type="float">
            <text:p>8.128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h Dar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D32]*12.7/25" office:value-type="float" office:value="11.176" calcext:value-type="float">
            <text:p>11.176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colate Dar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00" calcext:value-type="float">
            <text:p>900</text:p>
          </table:table-cell>
          <table:table-cell table:style-name="ce3" table:formula="of:=[.D33]*12.7/25" office:value-type="float" office:value="457.2" calcext:value-type="float">
            <text:p>457.2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e Smoke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D34]*12.7/25" office:value-type="float" office:value="5.08" calcext:value-type="float">
            <text:p>5.0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Beech Smoke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D35]*12.7/25" office:value-type="float" office:value="5.08" calcext:value-type="float">
            <text:p>5.0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Cherry Smoke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D36]*12.7/25" office:value-type="float" office:value="5.08" calcext:value-type="float">
            <text:p>5.0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weet Cherry Smoke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D37]*12.7/25" office:value-type="float" office:value="5.08" calcext:value-type="float">
            <text:p>5.0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ear Smoke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D38]*12.7/25" office:value-type="float" office:value="5.08" calcext:value-type="float">
            <text:p>5.0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09:21:49.117943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09:23:04.449888043</dc:date>
    <dc:creator>Heikki Mikkolainen</dc:creator>
    <meta:editing-duration>PT15M3S</meta:editing-duration>
    <meta:editing-cycles>4</meta:editing-cycles>
    <meta:generator>LibreOffice/6.1.6.3$Linux_X86_64 LibreOffice_project/10$Build-3</meta:generator>
    <meta:document-statistic meta:table-count="1" meta:cell-count="239" meta:object-count="0"/>
  </office:meta>
</office:document-meta>
</file>